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3dtoday.ru/blogs/xolodny/build-proper-delta3-spatial-mod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_PRINTABLE_RADIUS</text:p>
          </table:table-cell>
          <table:table-cell table:number-columns-repeated="2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ВЫСОТА_ЦИЛИНДРИЧЕСКОЙ_ОБЛАСТИ_ПЕЧАТИ</text:p>
          </table:table-cell>
          <table:table-cell table:number-columns-repeated="2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МАКСИМАЛЬНОЕ_ПРИБЛИЖЕНИЕ</text:p>
          </table:table-cell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_RADIUS</text:p>
          </table:table-cell>
          <table:table-cell table:number-columns-repeated="2"/>
        </table:table-row>
        <table:table-row table:style-name="ro1">
          <table:table-cell table:formula="of:=[.A6]+[.A12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M_ANGLE</text:p>
          </table:table-cell>
          <table:table-cell table:number-columns-repeated="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_DIAGONAL_ROD</text:p>
          </table:table-cell>
          <table:table-cell office:value-type="string" calcext:value-type="string">
            <text:p>расчетное</text:p>
          </table:table-cell>
          <table:table-cell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formula="of:=[.A15]/COS(RADIANS([.A18]))" office:value-type="float" office:value="217.930849452637" calcext:value-type="float">
            <text:p>217,930849452637</text:p>
          </table:table-cell>
          <table:table-cell table:style-name="ce2" table:formula="of:=[.A21]&gt;[.B21]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МАКСИМАЛЬНОЕ_УДАЛЕНИЕ</text:p>
          </table:table-cell>
          <table:table-cell table:number-columns-repeated="2"/>
        </table:table-row>
        <table:table-row table:style-name="ro1">
          <table:table-cell table:formula="of:=[.A6]+[.A15]"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NIMUM_ANGLE</text:p>
          </table:table-cell>
          <table:table-cell table:number-columns-repeated="2"/>
        </table:table-row>
        <table:table-row table:style-name="ro1">
          <table:table-cell table:formula="of:=DEGREES(ACOS([.A24]/[.A21]))" office:value-type="float" office:value="5.39192296570354" calcext:value-type="float">
            <text:p>5,3919229657035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2"/>
        </table:table-row>
        <table:table-row table:style-name="ro1">
          <table:table-cell table:formula="of:=([.A21]^2-[.A24]^2)^0.5" office:value-type="float" office:value="21.2367605815953" calcext:value-type="float">
            <text:p>21,2367605815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2"/>
        </table:table-row>
        <table:table-row table:style-name="ro1">
          <table:table-cell table:formula="of:=([.A21]^2-[.A12]^2)^0.5" office:value-type="float" office:value="224.613000514218" calcext:value-type="float">
            <text:p>224,61300051421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ДЛИНА_ХОДА_КАРЕТКИ</text:p>
          </table:table-cell>
          <table:table-cell table:number-columns-repeated="2"/>
        </table:table-row>
        <table:table-row table:style-name="ro1">
          <table:table-cell table:formula="of:=[.A32]-[.A30]+[.A9]" office:value-type="float" office:value="383.376239932622" calcext:value-type="float">
            <text:p>383,3762399326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4:37:21.137830902</meta:creation-date>
    <dc:date>2022-04-30T02:10:12.730877741</dc:date>
    <meta:editing-duration>PT8H14S</meta:editing-duration>
    <meta:editing-cycles>7</meta:editing-cycles>
    <meta:generator>LibreOffice/6.0.7.3$Linux_X86_64 LibreOffice_project/00m0$Build-3</meta:generator>
    <meta:document-statistic meta:table-count="1" meta:cell-count="26" meta:object-count="0"/>
  </office:meta>
</office:document-meta>
</file>